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AttributesTests.registerDestruction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ttributesTests.removeDestruction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AttributesTests.sessionCompletedIsIdempo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AttributesTests.ge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ttributesTests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AttributesTests.registerDestructionCallbackAfterSession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ttributesTests.getSessionMutexExplic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ttributesTests.getSessionMut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ttributesTests.session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